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0.05pt solid #000000"/>
    </style:style>
    <style:style style:name="Tableau1.B4"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transparent" fo:padding="0.097cm" fo:border="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dc018"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016a8"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f1877"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ab-stops>
          <style:tab-stop style:position="2.461cm"/>
          <style:tab-stop style:position="4.18cm"/>
        </style:tab-stops>
      </style:paragraph-properties>
      <style:text-properties fo:color="#000000" style:font-name="Calibri" fo:font-size="11pt" fo:font-style="normal" style:text-underline-style="none" fo:font-weight="normal" officeooo:rsid="003f1877"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4.366cm"/>
        </style:tab-stops>
      </style:paragraph-properties>
      <style:text-properties fo:color="#000000" style:font-name="Calibri" fo:font-size="11pt" fo:font-style="normal" style:text-underline-style="none" fo:font-weight="normal" officeooo:rsid="003f1877"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c077d"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4.366cm"/>
        </style:tab-stops>
      </style:paragraph-properties>
      <style:text-properties fo:color="#000000" style:font-name="Calibri" fo:font-size="11pt" fo:font-style="normal" style:text-underline-style="none" fo:font-weight="normal" officeooo:rsid="0040f8ef"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05e7d"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1aeeb" officeooo:paragraph-rsid="003c0aac"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style:contextual-spacing="false" fo:text-align="justify" style:justify-single-word="false">
        <style:tab-stops>
          <style:tab-stop style:position="2.461cm"/>
          <style:tab-stop style:position="4.18cm"/>
        </style:tab-stops>
      </style:paragraph-properties>
      <style:text-properties fo:color="#000000" style:font-name="Calibri" fo:font-size="11pt" fo:font-style="normal" style:text-underline-style="none" fo:font-weight="bold" officeooo:rsid="003f1877" officeooo:paragraph-rsid="003b763c" style:font-name-asian="Calibri-Bold" style:font-size-asian="11pt" style:font-style-asian="normal" style:font-weight-asian="bold" style:font-name-complex="Calibri-Bold" style:font-size-complex="11pt" style:font-style-complex="normal" style:font-weight-complex="bold"/>
    </style:style>
    <style:style style:name="P13" style:family="paragraph" style:parent-style-name="Standard">
      <style:paragraph-properties fo:margin-top="0cm" fo:margin-bottom="0cm" style:contextual-spacing="false"/>
      <style:text-properties fo:font-size="11pt" style:font-size-asian="11pt" style:font-size-complex="11pt"/>
    </style:style>
    <style:style style:name="P14" style:family="paragraph" style:parent-style-name="Text_20_body">
      <style:paragraph-properties fo:margin-top="0cm" fo:margin-bottom="0cm" style:contextual-spacing="false"/>
      <style:text-properties fo:font-size="11pt" fo:font-style="normal" fo:font-weight="normal" officeooo:paragraph-rsid="003cef3a"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cm" fo:margin-bottom="0cm" style:contextual-spacing="false"/>
      <style:text-properties fo:font-size="11pt" fo:font-style="normal" fo:font-weight="normal" officeooo:paragraph-rsid="003e1545"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cm" fo:margin-bottom="0cm" style:contextual-spacing="false"/>
      <style:text-properties fo:font-size="11pt" fo:font-style="normal" fo:font-weight="normal" officeooo:paragraph-rsid="00400b69"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top="0cm" fo:margin-bottom="0cm" style:contextual-spacing="false"/>
      <style:text-properties fo:font-size="11pt" fo:font-style="normal" fo:font-weight="normal" officeooo:paragraph-rsid="00421442" style:font-size-asian="11pt" style:font-style-asian="normal" style:font-weight-asian="normal" style:font-size-complex="11pt" style:font-style-complex="normal" style:font-weight-complex="normal"/>
    </style:style>
    <style:style style:name="P18" style:family="paragraph" style:parent-style-name="Text_20_body">
      <style:paragraph-properties fo:margin-top="0cm" fo:margin-bottom="0cm" style:contextual-spacing="false"/>
      <style:text-properties fo:font-size="11pt" fo:font-style="normal" fo:font-weight="normal" officeooo:paragraph-rsid="0040167b" style:font-size-asian="11pt" style:font-style-asian="normal" style:font-weight-asian="normal" style:font-size-complex="11pt" style:font-style-complex="normal" style:font-weight-complex="normal"/>
    </style:style>
    <style:style style:name="P19" style:family="paragraph" style:parent-style-name="Table_20_Contents">
      <style:paragraph-properties fo:text-align="justify" style:justify-single-word="false"/>
      <style:text-properties style:font-name="Calibri" fo:font-size="11pt" style:font-size-asian="11pt" style:font-size-complex="11pt"/>
    </style:style>
    <style:style style:name="P20"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21"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22"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23"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24"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20002a" style:font-size-asian="11pt" style:font-size-complex="11pt"/>
    </style:style>
    <style:style style:name="P25"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6" style:family="paragraph" style:parent-style-name="Standard">
      <style:paragraph-properties fo:text-align="center" style:justify-single-word="false" fo:padding="0.049cm" fo:border="0.06pt solid #000000" style:shadow="none"/>
      <style:text-properties officeooo:paragraph-rsid="0020002a"/>
    </style:style>
    <style:style style:name="P27"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28" style:family="paragraph" style:parent-style-name="Standard">
      <style:text-properties fo:font-size="11pt" style:font-size-asian="11pt" style:font-size-complex="11pt"/>
    </style:style>
    <style:style style:name="P29" style:family="paragraph" style:parent-style-name="Standard">
      <style:paragraph-properties fo:margin-left="1.251cm" fo:margin-right="0cm" fo:margin-top="0cm" fo:margin-bottom="0cm" style:contextual-spacing="false" fo:text-align="justify" style:justify-single-word="false" fo:text-indent="0cm" style:auto-text-indent="false">
        <style:tab-stops>
          <style:tab-stop style:position="2.461cm"/>
        </style:tab-stops>
      </style:paragraph-properties>
      <style:text-properties fo:font-size="11pt" officeooo:paragraph-rsid="003c0aac" style:font-size-asian="11pt" style:font-size-complex="11pt"/>
    </style:style>
    <style:style style:name="P30" style:family="paragraph" style:parent-style-name="Table_20_Contents">
      <style:paragraph-properties fo:text-align="justify" style:justify-single-word="false" fo:background-color="#c0c0c0">
        <style:background-image/>
      </style:paragraph-properties>
      <style:text-properties style:font-name="Calibri" fo:font-size="11pt" fo:font-weight="bold" style:font-size-asian="11pt" style:font-weight-asian="bold" style:font-size-complex="11pt" style:font-weight-complex="bold"/>
    </style:style>
    <style:style style:name="P31"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officeooo:rsid="00307b4e" officeooo:paragraph-rsid="00307b4e" style:font-size-asian="11pt" style:font-size-complex="11pt"/>
    </style:style>
    <style:style style:name="P32"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3b0a00" officeooo:paragraph-rsid="003b0a00" style:font-name-asian="TTE1C28908t00" style:font-size-asian="11pt" style:font-style-asian="normal" style:font-weight-asian="normal" style:font-name-complex="TTE1C28908t00" style:font-size-complex="11pt" style:font-style-complex="normal" style:font-weight-complex="normal"/>
    </style:style>
    <style:style style:name="P33"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dc018"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dc018"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f43ac"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f43ac" officeooo:paragraph-rsid="003b763c"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list-style-name="L5">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4b3b0" officeooo:paragraph-rsid="003c0aac"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list-style-name="L5">
      <style:paragraph-properties fo:margin-top="0cm" fo:margin-bottom="0cm" style:contextual-spacing="false" fo:text-align="justify" style:justify-single-word="false">
        <style:tab-stops>
          <style:tab-stop style:position="2.461cm"/>
        </style:tab-stops>
      </style:paragraph-properties>
      <style:text-properties fo:font-size="11pt" officeooo:paragraph-rsid="003c0aac" style:font-size-asian="11pt" style:font-size-complex="11pt"/>
    </style:style>
    <style:style style:name="P40" style:family="paragraph" style:parent-style-name="Standard">
      <style:paragraph-properties fo:margin-top="0cm" fo:margin-bottom="0cm" style:contextual-spacing="false"/>
      <style:text-properties fo:font-size="11pt" officeooo:rsid="003581a8" style:font-size-asian="11pt" style:font-size-complex="11pt"/>
    </style:style>
    <style:style style:name="P41"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42" style:family="paragraph" style:parent-style-name="Text_20_body">
      <style:paragraph-properties fo:margin-top="0cm" fo:margin-bottom="0cm" style:contextual-spacing="false"/>
      <style:text-properties fo:font-size="11pt" fo:font-style="italic" fo:font-weight="bold" officeooo:rsid="003c0aac" officeooo:paragraph-rsid="003c0aac" style:font-size-asian="11pt" style:font-style-asian="italic" style:font-weight-asian="bold" style:font-size-complex="11pt" style:font-style-complex="italic" style:font-weight-complex="bold"/>
    </style:style>
    <style:style style:name="P43" style:family="paragraph" style:parent-style-name="Text_20_body">
      <style:paragraph-properties fo:margin-top="0cm" fo:margin-bottom="0cm" style:contextual-spacing="false"/>
      <style:text-properties fo:font-size="11pt" fo:font-style="italic" fo:font-weight="bold" officeooo:rsid="003cef3a" officeooo:paragraph-rsid="003cef3a" style:font-size-asian="11pt" style:font-style-asian="italic" style:font-weight-asian="bold" style:font-size-complex="11pt" style:font-style-complex="italic" style:font-weight-complex="bold"/>
    </style:style>
    <style:style style:name="P44" style:family="paragraph" style:parent-style-name="Text_20_body">
      <style:paragraph-properties fo:margin-top="0cm" fo:margin-bottom="0cm" style:contextual-spacing="false"/>
      <style:text-properties fo:font-size="11pt" fo:font-style="italic" fo:font-weight="bold" officeooo:rsid="003e1545" officeooo:paragraph-rsid="003e1545" style:font-size-asian="11pt" style:font-style-asian="italic" style:font-weight-asian="bold" style:font-size-complex="11pt" style:font-style-complex="italic" style:font-weight-complex="bold"/>
    </style:style>
    <style:style style:name="P45" style:family="paragraph" style:parent-style-name="Text_20_body">
      <style:paragraph-properties fo:margin-top="0cm" fo:margin-bottom="0cm" style:contextual-spacing="false"/>
      <style:text-properties fo:font-size="11pt" fo:font-style="italic" fo:font-weight="bold" officeooo:rsid="00421442" officeooo:paragraph-rsid="00421442" style:font-size-asian="11pt" style:font-style-asian="italic" style:font-weight-asian="bold" style:font-size-complex="11pt" style:font-style-complex="italic" style:font-weight-complex="bold"/>
    </style:style>
    <style:style style:name="P46" style:family="paragraph" style:parent-style-name="Text_20_body">
      <style:paragraph-properties fo:margin-top="0cm" fo:margin-bottom="0cm" style:contextual-spacing="false"/>
      <style:text-properties fo:font-size="11pt" fo:font-style="italic" fo:font-weight="bold" officeooo:rsid="0040167b" officeooo:paragraph-rsid="0040167b" style:font-size-asian="11pt" style:font-style-asian="italic" style:font-weight-asian="bold" style:font-size-complex="11pt" style:font-style-complex="italic" style:font-weight-complex="bold"/>
    </style:style>
    <style:style style:name="P47" style:family="paragraph" style:parent-style-name="Text_20_body">
      <style:paragraph-properties fo:margin-top="0cm" fo:margin-bottom="0cm" style:contextual-spacing="false"/>
      <style:text-properties fo:font-size="11pt" fo:font-style="normal" fo:font-weight="normal" officeooo:rsid="003cef3a" officeooo:paragraph-rsid="003cef3a"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top="0cm" fo:margin-bottom="0cm" style:contextual-spacing="false"/>
      <style:text-properties fo:font-size="11pt" fo:font-style="normal" fo:font-weight="normal" officeooo:rsid="003e1545" officeooo:paragraph-rsid="003e1545"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top="0cm" fo:margin-bottom="0cm" style:contextual-spacing="false"/>
      <style:text-properties fo:font-size="11pt" fo:font-style="normal" fo:font-weight="normal" officeooo:rsid="00400b69" officeooo:paragraph-rsid="00400b69"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top="0cm" fo:margin-bottom="0cm" style:contextual-spacing="false"/>
      <style:text-properties fo:font-size="11pt" fo:font-style="normal" fo:font-weight="normal" officeooo:rsid="00400b69" officeooo:paragraph-rsid="00421442"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top="0cm" fo:margin-bottom="0cm" style:contextual-spacing="false"/>
      <style:text-properties fo:font-size="11pt" fo:font-style="normal" fo:font-weight="normal" officeooo:rsid="0040167b" officeooo:paragraph-rsid="00400b69"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top="0cm" fo:margin-bottom="0cm" style:contextual-spacing="false"/>
      <style:text-properties fo:font-size="11pt" fo:font-style="normal" fo:font-weight="normal" officeooo:rsid="0040167b" officeooo:paragraph-rsid="0040167b" style:font-size-asian="11pt" style:font-style-asian="normal" style:font-weight-asian="normal" style:font-size-complex="11pt" style:font-style-complex="normal" style:font-weight-complex="normal"/>
    </style:style>
    <style:style style:name="P53" style:family="paragraph" style:parent-style-name="Heading_20_1">
      <style:text-properties fo:font-size="11pt" officeooo:rsid="003b0a00" officeooo:paragraph-rsid="003b0a00" style:font-size-asian="11pt" style:font-size-complex="11pt"/>
    </style:style>
    <style:style style:name="P54" style:family="paragraph" style:parent-style-name="Heading_20_1">
      <style:text-properties fo:font-size="11pt" officeooo:rsid="003b763c" officeooo:paragraph-rsid="003b763c" style:font-size-asian="11pt" style:font-size-complex="11pt"/>
    </style:style>
    <style:style style:name="P55" style:family="paragraph" style:parent-style-name="Heading_20_1">
      <style:text-properties fo:font-size="11pt" officeooo:paragraph-rsid="003c0aac" style:font-size-asian="11pt" style:font-size-complex="11pt"/>
    </style:style>
    <style:style style:name="P56" style:family="paragraph">
      <style:paragraph-properties fo:text-align="center"/>
    </style:style>
    <style:style style:name="T1" style:family="text">
      <style:text-properties officeooo:rsid="0040167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officeooo:rsid="00307b4e"/>
    </style:style>
    <style:style style:name="T6" style:family="text">
      <style:text-properties style:text-underline-style="none" officeooo:rsid="003b0a00"/>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bold" officeooo:rsid="003b0a00" style:font-weight-asian="bold" style:font-weight-complex="bold"/>
    </style:style>
    <style:style style:name="T10" style:family="text">
      <style:text-properties officeooo:rsid="001f2022"/>
    </style:style>
    <style:style style:name="T11" style:family="text">
      <style:text-properties officeooo:rsid="0024cef0"/>
    </style:style>
    <style:style style:name="T12" style:family="text">
      <style:text-properties fo:color="#000000" style:font-name="Calibri" fo:font-style="normal" style:text-underline-style="none" fo:font-weight="normal" officeooo:rsid="0041aeeb" style:font-name-asian="Calibri-Bold" style:font-style-asian="normal" style:font-weight-asian="normal" style:font-name-complex="Calibri-Bold" style:font-style-complex="normal" style:font-weight-complex="normal"/>
    </style:style>
    <style:style style:name="T13" style:family="text">
      <style:text-properties fo:color="#000000" style:font-name="Calibri" fo:font-style="normal" style:text-underline-style="none" fo:font-weight="normal" officeooo:rsid="00430b61" style:font-name-asian="Calibri-Bold" style:font-style-asian="normal" style:font-weight-asian="normal" style:font-name-complex="Calibri-Bold" style:font-style-complex="normal" style:font-weight-complex="normal"/>
    </style:style>
    <style:style style:name="T14" style:family="text">
      <style:text-properties fo:color="#000000" style:font-name="Calibri" fo:font-style="normal" style:text-underline-style="none" fo:font-weight="normal" officeooo:rsid="00471f07" style:font-name-asian="Calibri-Bold" style:font-style-asian="normal" style:font-weight-asian="normal" style:font-name-complex="Calibri-Bold" style:font-style-complex="normal" style:font-weight-complex="normal"/>
    </style:style>
    <style:style style:name="T15" style:family="text">
      <style:text-properties fo:color="#000000" style:font-name="Calibri" fo:font-style="normal" style:text-underline-style="none" fo:font-weight="normal" officeooo:rsid="0044b3b0" style:font-name-asian="Calibri-Bold" style:font-style-asian="normal" style:font-weight-asian="normal" style:font-name-complex="Calibri-Bold" style:font-style-complex="normal" style:font-weight-complex="normal"/>
    </style:style>
    <style:style style:name="T16" style:family="text">
      <style:text-properties fo:color="#000000" style:font-name="Calibri" fo:font-style="normal" style:text-underline-style="none" fo:font-weight="normal" officeooo:rsid="0045eb8b" style:font-name-asian="Calibri-Bold" style:font-style-asian="normal" style:font-weight-asian="normal" style:font-name-complex="Calibri-Bold" style:font-style-complex="normal" style:font-weight-complex="normal"/>
    </style:style>
    <style:style style:name="T17" style:family="text">
      <style:text-properties officeooo:rsid="002d58df"/>
    </style:style>
    <style:style style:name="T18" style:family="text">
      <style:text-properties officeooo:rsid="002ed2a3"/>
    </style:style>
    <style:style style:name="T19" style:family="text">
      <style:text-properties officeooo:rsid="00307b4e"/>
    </style:style>
    <style:style style:name="T20" style:family="text">
      <style:text-properties officeooo:rsid="003581a8"/>
    </style:style>
    <style:style style:name="T21" style:family="text">
      <style:text-properties officeooo:rsid="003a7427"/>
    </style:style>
    <style:style style:name="T22" style:family="text">
      <style:text-properties officeooo:rsid="003b0a00"/>
    </style:style>
    <style:style style:name="T23" style:family="text">
      <style:text-properties officeooo:rsid="003f43ac"/>
    </style:style>
    <style:style style:name="T24" style:family="text">
      <style:text-properties officeooo:rsid="003b763c"/>
    </style:style>
    <style:style style:name="T25" style:family="text">
      <style:text-properties officeooo:rsid="0041168a"/>
    </style:style>
    <style:style style:name="T26" style:family="text">
      <style:text-properties officeooo:rsid="003dc018"/>
    </style:style>
    <style:style style:name="T27" style:family="text">
      <style:text-properties officeooo:rsid="003f1877"/>
    </style:style>
    <style:style style:name="T28" style:family="text">
      <style:text-properties officeooo:rsid="0040f8ef"/>
    </style:style>
    <style:style style:name="T29" style:family="text">
      <style:text-properties officeooo:rsid="004225ae"/>
    </style:style>
    <style:style style:name="T30" style:family="text">
      <style:text-properties officeooo:rsid="00471f07"/>
    </style:style>
    <style:style style:name="T31" style:family="text">
      <style:text-properties officeooo:rsid="003c0aac"/>
    </style:style>
    <style:style style:name="T32" style:family="text">
      <style:text-properties officeooo:rsid="003cef3a"/>
    </style:style>
    <style:style style:name="T33" style:family="text">
      <style:text-properties officeooo:rsid="003e1545"/>
    </style:style>
    <style:style style:name="T34" style:family="text">
      <style:text-properties officeooo:rsid="00400b69"/>
    </style:style>
    <style:style style:name="T35" style:family="text">
      <style:text-properties officeooo:rsid="00421442"/>
    </style:style>
    <style:style style:name="T36" style:family="text">
      <style:text-properties officeooo:rsid="004243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OMPTE-RENDU DU CONSEIL MUNICIPAL DE LA COMMUNE DE MONTREUIL-EN-TOURAINE</text:p>
      <text:p text:style-name="P26"><text:span text:style-name="T8">Séance du </text:span><text:span text:style-name="T9">13 novembre</text:span><text:span text:style-name="T8"> 2014<text:tab/></text:span><text:tab/><text:tab/><text:tab/>D<text:span text:style-name="T8">ate de la convocation</text:span> :<text:span text:style-name="T3"> </text:span><text:span text:style-name="T6">7 novembre</text:span><text:span text:style-name="T5"> </text:span><text:span text:style-name="T4">2014</text:span></text:p>
      <text:p text:style-name="P28"><text:span text:style-name="T8">Nombre de conseillers en exercice</text:span> : 15</text:p>
      <text:p text:style-name="P28"><text:span text:style-name="T8">Nombre de présents</text:span> : 12</text:p>
      <text:p text:style-name="P28"><text:span text:style-name="T8">Nombre d’exprimés</text:span> : 1<text:span text:style-name="T19">5</text:span></text:p>
      <text:p text:style-name="P25">L’an deux mil quatorze le <text:span text:style-name="T22">treize novembre</text:span> à dix-<text:span text:style-name="T19">huit</text:span><text:span text:style-name="T11"> </text:span><text:span text:style-name="T18">heures </text:span><text:span text:style-name="T19">trente</text:span>, le Conseil Municipal de cette commune, régulièrement convoqué, s’est réuni au nombre prescrit par la loi, dans le lieu habituel de ses séances, sous la présidence de Monsieur Jean-Luc Padiolleau, Maire.</text:p>
      <text:p text:style-name="P23"><text:span text:style-name="T2">Présents</text:span> : M . Padiolleau Jean-Luc, M. Bigot Patrick, <text:span text:style-name="T22">M. Adumeau Jean Claude, </text:span>M. Derogis Philippe, Mme Cambronne-Bobin Isabelle, Mme Cicutti Mireille, M. Galimant Christian, <text:span text:style-name="T22">Mme Mauchien Shirley, </text:span>M. Massue Jean-Emmanuel, <text:span text:style-name="T11">Mme Denis Isabelle , </text:span><text:span text:style-name="T19">Mme Roquin Michelle, M. Ménard Mathieu</text:span></text:p>
      <text:p text:style-name="P24"><text:span text:style-name="T2">Absents</text:span> :</text:p>
      <text:list xml:id="list259780649611811906" text:style-name="L1">
        <text:list-item>
          <text:p text:style-name="P31"><text:span text:style-name="T22">Mme Morlec Chantal</text:span> (pouvoir M. Padiolleau Jean-Luc)</text:p>
        </text:list-item>
        <text:list-item>
          <text:p text:style-name="P31">Mme Bernier Marie (pouvoir M. Derogis Philippe)</text:p>
        </text:list-item>
        <text:list-item>
          <text:p text:style-name="P31"><text:span text:style-name="T22">M. Gratteau Cédric</text:span> (pouvoir M<text:span text:style-name="T22">me Mauchien Shriley</text:span>)</text:p>
          <text:p text:style-name="P31"/>
        </text:list-item>
      </text:list>
      <text:p text:style-name="P23"><text:span text:style-name="T2">Secrétaire de séance</text:span> : <text:span text:style-name="T22">Mme Cicutti Mireille</text:span></text:p>
      <text:p text:style-name="P27">Ordre du jour :</text:p>
      <text:list xml:id="list875603057005730494" text:style-name="L2">
        <text:list-item>
          <text:list>
            <text:list-item>
              <text:p text:style-name="P32">Location de la salle des fêtes : situations particulières</text:p>
            </text:list-item>
            <text:list-item>
              <text:p text:style-name="P32">Su<text:span text:style-name="T36">b</text:span>ventions aux associations</text:p>
            </text:list-item>
            <text:list-item>
              <text:p text:style-name="P32">Fermetures de la Mairie les samedis post fêtes de Noël et de l 'an</text:p>
            </text:list-item>
            <text:list-item>
              <text:p text:style-name="P32">Création d'emploi d'agents recenseurs</text:p>
            </text:list-item>
            <text:list-item>
              <text:p text:style-name="P33">Question<text:span text:style-name="T22">s </text:span>diverse<text:span text:style-name="T22">s</text:span></text:p>
            </text:list-item>
          </text:list>
        </text:list-item>
      </text:list>
      <text:h text:style-name="P53" text:outline-level="1">Location de la salle des fêtes : situations particulières</text:h>
      <text:p text:style-name="P3">Monsieur Derogis Philippe, adjoint au Maire, expose aux conseillers les demandes d'utilisation de locaux communaux de certaines associations hors commune. Il s'agit de :</text:p>
      <text:p text:style-name="P3"/>
      <text:list xml:id="list1953591527180398893" text:style-name="L3">
        <text:list-item>
          <text:p text:style-name="P35"><text:span text:style-name="T23">l'</text:span>association « <text:span text:style-name="T23">MCCA »</text:span> : demande d'occuper la salle des fêtes pour l'organisation de leur repas de fin d'année</text:p>
        </text:list-item>
        <text:list-item>
          <text:p text:style-name="P35"><text:span text:style-name="T23">les </text:span>associations ping pong et théâtre de St Ouen : sollicitent l'occupation de la salle des fêtes/Bergerie les mardis et vendredis pour leurs activités le temps de la réfection de leurs locaux à St Ouen les Vignes.</text:p>
        </text:list-item>
      </text:list>
      <text:p text:style-name="P3">Après en avoir débattu et à <text:span text:style-name="T23">l'</text:span><text:span text:style-name="T24">u</text:span><text:span text:style-name="T23">nanimité</text:span>, l'assemblée décide :</text:p>
      <text:list xml:id="list6228767722739668870" text:style-name="L4">
        <text:list-item>
          <text:p text:style-name="P36">de fixer le tarif de location à 110€ pour l'association MCCA en contrepartie de leur investissement pour les manifestations lors du téléthon,</text:p>
        </text:list-item>
        <text:list-item>
          <text:p text:style-name="P36">de fixer à 15€ par mois l'occupation de la Bergerie par le théâtre de Saint Ouen correspondant aux dépenses d'électricité et à 10€ par mois l'occupation de la salle des fêtes par l'association ping-pong de Saint Ouen les Vignes.</text:p>
        </text:list-item>
      </text:list>
      <text:p text:style-name="P4">Une convention d'utilisation sera rédigée dans ce sens et signée par les parties.</text:p>
      <text:p text:style-name="P37"/>
      <text:h text:style-name="P54" text:outline-level="1">Subventions aux associations</text:h>
      <text:p text:style-name="P8"><text:span text:style-name="T26">Monsieur Derogis Philippe, adjoint au Maire, </text:span><text:span text:style-name="T27">présente aux conseillers municipaux les demandes de subventions formulées par les associations montreuilloises :</text:span></text:p>
      <text:p text:style-name="P5"><text:soft-page-break/></text:p>
      <text:p text:style-name="P7">St Martin : <text:tab/>250€</text:p>
      <text:p text:style-name="P7">La Loire : <text:tab/>300€</text:p>
      <text:p text:style-name="P7">Sauvegarde du Château : <text:tab/>250€</text:p>
      <text:p text:style-name="P7">FC Montreuil : <text:tab/>600€</text:p>
      <text:p text:style-name="P7">Comité des fêtes : <text:tab/>500€</text:p>
      <text:p text:style-name="P7"/>
      <text:p text:style-name="P9">Association hors commune :</text:p>
      <text:p text:style-name="P9">Prévention routière :<text:tab/>100€</text:p>
      <text:p text:style-name="P7"><draw:line text:anchor-type="paragraph" draw:z-index="0" draw:style-name="gr1" draw:text-style-name="P56" svg:x1="3.75cm" svg:y1="0.347cm" svg:x2="5.602cm" svg:y2="0.347cm"><text:p/></draw:line></text:p>
      <text:p text:style-name="P12">soit <text:span text:style-name="T28">un coût global</text:span><text:tab/><text:span text:style-name="T28">2 000</text:span>€ </text:p>
      <text:p text:style-name="P6"/>
      <text:p text:style-name="P6">Les conseillers après avoir étudié les différents dossiers approuvent, à <text:span text:style-name="T25">l'unanimité</text:span> les propositions formulées, déclarent que les crédits nécessaires sont insrits à l'article 65748.</text:p>
      <text:p text:style-name="P6"><text:span text:style-name="T24">Le Maire explique à l'assemblée que l'an prochain le CCAS traitera des demandes d'aides financières sollicitées par les établissements scolaires dans </text:span><text:span text:style-name="T35">le </text:span><text:span text:style-name="T24">cadre de projets pédagogiques et en faveur des familles résidant sur la commune.</text:span></text:p>
      <text:h text:style-name="P54" text:outline-level="1">Fermeture de la Mairie les samedis 27 décembre et 2 janvier</text:h>
      <text:p text:style-name="P10">Afin de permettre aux agents administratifs de prendre leurs congés d'hiver, le Maire propose à l'assemblée que la Mairie soit fermée les samedis 27 décembre 2014 et 3 janvier 2015, précise que l'information sera affichée suffisamment tôt pour que la population puisse prendre ses dispositions. </text:p>
      <text:p text:style-name="P10">Par ailleurs la Mairie sera ouverte aux heures habituelles le mercredi 31 décembre afin d'assurer les inscriptions sur les listes électorales.</text:p>
      <text:p text:style-name="P10"/>
      <text:p text:style-name="P10">Les conseillers municipaux approuvent à <text:span text:style-name="T29">l'unanimité </text:span>cette proposition.</text:p>
      <text:h text:style-name="P54" text:outline-level="1">Création d'emploi d'agents recenseurs</text:h>
      <text:p text:style-name="P11">Le Maire expose au conseil municipal que conformément à la loi n°2002-276 du 27 février 2002, la collectivité est chargée d'organiser en 2015 les opérations de recensement de la population.</text:p>
      <text:p text:style-name="P11">Qu'à ce titre il convient de désigner un coordonnateur de l'enquête, de créer 2 emplois d'agents recenseurs et de fixer leur rémunération.</text:p>
      <text:p text:style-name="P11">Le conseil municipal, <text:span text:style-name="T31">a</text:span>près en avoir délibéré et à <text:span text:style-name="T30">l'unanimité </text:span>décide </text:p>
      <text:list xml:id="list6617603161199637720" text:style-name="L5">
        <text:list-item>
          <text:p text:style-name="P39"><text:span text:style-name="T12">de désigner </text:span><text:span text:style-name="T13">Mme Morlec Chantal, Adjointe, comme</text:span><text:span text:style-name="T12"> coordonnateur d'enquête chargé de la préparation et de la réalisation des enquêtes de recensement ;</text:span></text:p>
        </text:list-item>
        <text:list-item>
          <text:p text:style-name="P38">Mme Marceteau Christel, Secrétaire de Mairie, en tant que soutien administratif</text:p>
        </text:list-item>
        <text:list-item>
          <text:p text:style-name="P39"><text:span text:style-name="T12">De créer, en application de l'article 3 (1°) de la loi n°84-53 du 26 janvier 1984, 2 emplois d'agents recenseurs non tiitulaires à raison d'une durée hebdomadaire de </text:span><text:span text:style-name="T14">28</text:span><text:span text:style-name="T12">/35ème </text:span><text:span text:style-name="T14">et 17/35ème</text:span><text:span text:style-name="T12">, pour la période comprise entre le </text:span><text:span text:style-name="T13">15 janvier</text:span><text:span text:style-name="T12"> et le </text:span><text:span text:style-name="T13">1</text:span><text:span text:style-name="T15">5</text:span><text:span text:style-name="T13"> février 2015</text:span></text:p>
        </text:list-item>
        <text:list-item>
          <text:p text:style-name="P39"><text:span text:style-name="T12">de fixer la rémunération des agents recenseurs </text:span><text:span text:style-name="T15">sur la base de l'indice majoré 316 échelle 3 </text:span><text:span text:style-name="T16">(soit <text:s text:c="19"/>1 463,17€ mensuels bruts). Les charges sociales sont celles applicables aux agents non titulaires.</text:span></text:p>
        </text:list-item>
      </text:list>
      <text:p text:style-name="P29"><text:span text:style-name="T16">Monsieur le Maire précise que les crédits nécessaires à la rémunération et aux charges sociales s'y rapportant seront inscrits au budget. </text:span><text:span text:style-name="T15"><text:s/></text:span></text:p>
      <text:h text:style-name="P55" text:outline-level="1">Question<text:span text:style-name="T31">s </text:span>diverse<text:span text:style-name="T31">s</text:span></text:h>
      <text:p text:style-name="P42">Chemin de la Guêtrie :</text:p>
      <text:p text:style-name="P47">La Mairie est propriétaire d'une parcelle située chemin de la Guêtrie, destinée à la vente afin de favoriser l'urbanisation en centre bourg, le bornage sera effectué par M. Bocquelet, géomètre, le 23 décembre prochain. </text:p>
      <text:p text:style-name="P14"><text:span text:style-name="T32">2 chemins bordent cette parcelle : l'un permet l'accès aux propri</text:span><text:span text:style-name="T1">é</text:span><text:span text:style-name="T32">tés de M. Mme Mialdéa, M. Mme Brunelli et la parcelle de la collectivité, l'autre dessert la propriété de M. Gaubert et Mme Dufour. Il leur sera proposé de l'acquérir.</text:span></text:p>
      <text:p text:style-name="P47"/>
      <text:p text:style-name="P47"/>
      <text:p text:style-name="P43"><text:soft-page-break/>Polycommerces :</text:p>
      <text:p text:style-name="P47">M. Padiolleau a présenté le projet à la CCVA. L'investissement financier prévu par la CCVA s'élève à <text:s text:c="11"/>150 000€ répercutés en loyers pour les futurs commerçants. Néanmoins la commune reste propriétaire des murs du bâtiment, la communauté de communes en assumera l'entretien tant qu'elle sera titulaire de la compétence.</text:p>
      <text:p text:style-name="P47"/>
      <text:p text:style-name="P43">Aménagement du centre bourg :</text:p>
      <text:p text:style-name="P15"><text:span text:style-name="T32">M. Pellet du Bureau d'Etudes et </text:span><text:span text:style-name="T36">Infrastructures</text:span><text:span text:style-name="T32">, est compétent pour la maîtrise d'oeuvre d'aménagement de bourg, M. Padiolleau pro</text:span><text:span text:style-name="T1">po</text:span><text:span text:style-name="T32">se donc qu'on fasse appel à ses services pour ces travaux. </text:span><text:span text:style-name="T33">Des dossiers de demandes de subvention seront complétés et retournés à la Région et au SIEIL (dans le cadre des enfouissement de réseaux qui seront réalisés par la même occasion).</text:span></text:p>
      <text:p text:style-name="P48"/>
      <text:p text:style-name="P44">Affichage public : </text:p>
      <text:p text:style-name="P15"><text:span text:style-name="T33">Mme Cicutti propose que l'affichage officiel soit disposé coté verso des vitrines et l'information culturelle et associative soit affichée au recto </text:span><text:span text:style-name="T1">afin </text:span><text:span text:style-name="T35">de favoriser l'impact de la communication mise en œuvre par les associations et dynamiser leurs manifestations en terme de publicité</text:span><text:span text:style-name="T1"> </text:span><text:span text:style-name="T33">. Les anciens panneaux d'affichage seront conservés pour éventuellement servir quand le commerce sera ouvert.</text:span></text:p>
      <text:p text:style-name="P48"/>
      <text:p text:style-name="P45">Service enfance/jeunesse</text:p>
      <text:p text:style-name="P48">Patrick Bigot informe les élus d'un disfonctionnement intervenu lors d'un mercredi après midi : les portes de l'école sont restées grand ouvertes tout le mercredi et la nuit. Bull de Mômes utilisateur des locaux a été interpellé. Une rencontre sera programmée.</text:p>
      <text:p text:style-name="P48"/>
      <text:p text:style-name="P15"><text:span text:style-name="T33">La CCVA a organisé sur la commune un spectacle pour enfants sans prendre contact avec la Mairie </text:span><text:span text:style-name="T34">alors que</text:span><text:span text:style-name="T33"> l'agent technique a dû </text:span><text:span text:style-name="T34">intervenir jusqu'à 19h</text:span><text:span text:style-name="T33">. A l'avenir il faudra veiller à améliorer la communication entre les deux entités territoriales.</text:span></text:p>
      <text:p text:style-name="P48"/>
      <text:p text:style-name="P49">La MJC reprend ses activités le mercredi après midi et le samedi. M. Derogis les rencontre la semaine prochaine.</text:p>
      <text:p text:style-name="P49"/>
      <text:p text:style-name="P45">Bâtiments :</text:p>
      <text:p text:style-name="P49">M. Massue pourra prêter une caméra infra rouge pour un diagnostic thermique de la salle des fêtes mais il préconise d'attendre que la météo soit plus hivernale pour mieux déterminer les ponts thermiques.</text:p>
      <text:p text:style-name="P49"/>
      <text:p text:style-name="P17"><text:span text:style-name="T33">Le nouveau bâtiment des vestiaires de foot présente d</text:span><text:span text:style-name="T34">es fissures </text:span><text:span text:style-name="T33">sur les 4 côtés, l'entreprise Berneux est venue constater les dégâts mais demande à ce que les assurances se chargent de déterminer les prises en charge.</text:span></text:p>
      <text:p text:style-name="P51"/>
      <text:p text:style-name="P46">Eclairage public :</text:p>
      <text:p text:style-name="P52">certains lieux sur la commune ne sont plus éclairés après les travaux d'extension réalisés par la SPIE. Malgré plusieurs relances téléphoniques de la part de M. Adumeau et M. Padiolleau, l'entreprise ne s'est pas encore manifestée. M. Adumeau informe l'assemblée que la maintenance de l'éclairage public peut être confiée au SIEIL pour un montant annuel de 2 226€. </text:p>
      <text:p text:style-name="P52"/>
      <text:p text:style-name="P46">Voirie :</text:p>
      <text:p text:style-name="P52">M. Adumeau signale que le pont qui enjambe la voie ferrée appartient à la Mairie et que des travaux d'entretien devront être envisagés car l'ouvrage est en très mauvais état.</text:p>
      <text:p text:style-name="P52">M. Mme Bazerque propriétaires rue du Grand Etang sont régulièrement innondés lors des grosses pluies. Il faudrait prévoir de raccorder leur propriété aux canalisations sur la voie publique. Des devis sont à l'étude.</text:p>
      <text:p text:style-name="P52"/>
      <text:p text:style-name="P50"/>
      <text:p text:style-name="P18"><text:span text:style-name="T1">M. </text:span><text:span text:style-name="T35">Padiolleau</text:span><text:span text:style-name="T1"> ex</text:span><text:span text:style-name="T35">p</text:span><text:span text:style-name="T1">lique aux conseillers qu'il a créé une page fac</text:span><text:span text:style-name="T36">e</text:span><text:span text:style-name="T1">book pour la collectivité.</text:span></text:p>
      <text:p text:style-name="P52"/>
      <text:p text:style-name="P18"><text:span text:style-name="T1">Mme Denis présente </text:span><text:span text:style-name="T35">à l'assemblée </text:span><text:span text:style-name="T1">une nouvelle association « Mélomania ». <text:s text:c="2"/></text:span></text:p>
      <text:p text:style-name="P16"><text:span text:style-name="T33"><text:s/></text:span><text:span text:style-name="T32"><text:s/></text:span></text:p>
      <text:p text:style-name="P50">M. le Maire propose de fixer les vœux à la population le 23 <text:span text:style-name="T36">janvier</text:span> à 19h.</text:p>
      <text:p text:style-name="P13"/>
      <text:p text:style-name="P13"><text:soft-page-break/></text:p>
      <text:p text:style-name="P13"/>
      <text:p text:style-name="P13">Le prochain conseil municipal est fixé au <text:span text:style-name="T20">1</text:span><text:span text:style-name="T1">9 décembre</text:span><text:span text:style-name="T17"> 2014 à 1</text:span><text:span text:style-name="T1">9</text:span><text:span text:style-name="T18"> </text:span><text:span text:style-name="T17">heures.</text:span></text:p>
      <text:p text:style-name="P13"/>
      <text:p text:style-name="P13">La séance est levée à 21h <text:span text:style-name="T20">15</text:span></text:p>
      <text:p text:style-name="P40"/>
      <text:p text:style-name="P40"/>
      <table:table table:name="Tableau1" table:style-name="Tableau1">
        <table:table-column table:style-name="Tableau1.A" table:number-columns-repeated="3"/>
        <table:table-row table:style-name="Tableau1.1">
          <table:table-cell table:style-name="Tableau1.A1" office:value-type="string">
            <text:p text:style-name="P20">Jean-Luc Padiolleau – Maire</text:p>
            <text:p text:style-name="P20"/>
            <text:p text:style-name="P20"/>
          </table:table-cell>
          <table:table-cell table:style-name="Tableau1.A1" office:value-type="string">
            <text:p text:style-name="P20">Patrick Bigot – 1<text:span text:style-name="T7">er</text:span> Adjoint</text:p>
          </table:table-cell>
          <table:table-cell table:style-name="Tableau1.C1" office:value-type="string">
            <text:p text:style-name="P30">Chantal Morlec – 2ème Adjoint</text:p>
            <text:p text:style-name="P30"/>
            <text:p text:style-name="P30"/>
          </table:table-cell>
        </table:table-row>
        <table:table-row table:style-name="Tableau1.1">
          <table:table-cell table:style-name="Tableau1.A2" office:value-type="string">
            <text:p text:style-name="P22">Jean-Claude Adumeau – 3ème Adjoint</text:p>
            <text:p text:style-name="P22"/>
            <text:p text:style-name="P22"/>
          </table:table-cell>
          <table:table-cell table:style-name="Tableau1.B3" office:value-type="string">
            <text:p text:style-name="P20">Philippe Derogis – 4ème Adjoint</text:p>
          </table:table-cell>
          <table:table-cell table:style-name="Tableau1.C2" office:value-type="string">
            <text:p text:style-name="P19">Marie Bernier</text:p>
          </table:table-cell>
        </table:table-row>
        <table:table-row table:style-name="Tableau1.1">
          <table:table-cell table:style-name="Tableau1.B3" office:value-type="string">
            <text:p text:style-name="P19">Isabelle Cambronne-Bobin</text:p>
            <text:p text:style-name="P19"/>
            <text:p text:style-name="P19"/>
          </table:table-cell>
          <table:table-cell table:style-name="Tableau1.B3" office:value-type="string">
            <text:p text:style-name="P19">Mireille Cicutti</text:p>
          </table:table-cell>
          <table:table-cell table:style-name="Tableau1.C3" office:value-type="string">
            <text:p text:style-name="P21">Isabelle Denis</text:p>
            <text:p text:style-name="P21"/>
          </table:table-cell>
        </table:table-row>
        <table:table-row table:style-name="Tableau1.1">
          <table:table-cell table:style-name="Tableau1.A4" office:value-type="string">
            <text:p text:style-name="P19">Christian Galimant</text:p>
            <text:p text:style-name="P19"/>
          </table:table-cell>
          <table:table-cell table:style-name="Tableau1.B4" office:value-type="string">
            <text:p text:style-name="P21">Cédric Gratteau</text:p>
            <text:p text:style-name="P21"/>
            <text:p text:style-name="P21"/>
          </table:table-cell>
          <table:table-cell table:style-name="Tableau1.C4" office:value-type="string">
            <text:p text:style-name="P19">Jean-Emmanuel Massue</text:p>
          </table:table-cell>
        </table:table-row>
        <table:table-row table:style-name="Tableau1.1">
          <table:table-cell table:style-name="Tableau1.C3" office:value-type="string">
            <text:p text:style-name="P2">Shirley Mauchien</text:p>
            <text:p text:style-name="P21"/>
            <text:p text:style-name="P21"/>
            <text:p text:style-name="P21"/>
          </table:table-cell>
          <table:table-cell table:style-name="Tableau1.A2" office:value-type="string">
            <text:p text:style-name="P2"><text:span text:style-name="T10">M</text:span>athieu Ménard</text:p>
          </table:table-cell>
          <table:table-cell table:style-name="Tableau1.C3" office:value-type="string">
            <text:p text:style-name="P2">Michelle Roqui<text:span text:style-name="T21">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40167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3 novembre </text:span><text:s/>2014<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12-18T18:14:55.44</dc:date>
    <meta:editing-duration>P6DT19H58M41S</meta:editing-duration>
    <meta:editing-cycles>309</meta:editing-cycles>
    <meta:generator>LibreOffice/4.0.0.3$Windows_x86 LibreOffice_project/7545bee9c2a0782548772a21bc84a9dcc583b89</meta:generator>
    <meta:print-date>2014-09-23T10:14:03.69</meta:print-date>
    <meta:document-statistic meta:table-count="1" meta:image-count="0" meta:object-count="0" meta:page-count="4" meta:paragraph-count="96" meta:word-count="1449" meta:character-count="9122" meta:non-whitespace-character-count="7727"/>
    <meta:user-defined meta:name="Info 1"/>
    <meta:user-defined meta:name="Info 2"/>
    <meta:user-defined meta:name="Info 3"/>
    <meta:user-defined meta:name="Info 4"/>
  </office:meta>
</office:document-meta>
</file>